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>
      <style:graphic-properties draw:fill-color="#ffffff" draw:textarea-vertical-align="middle" fo:min-height="9.27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54pt" fo:letter-spacing="normal" style:font-size-asian="54pt" style:font-size-complex="54pt"/>
    </style:style>
    <style:style style:name="T1" style:family="text">
      <style:text-properties fo:font-size="54pt" fo:letter-spacing="normal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Team 15 Project-2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/>
            <text:p/>
            <text:p>Project Title : Parking Garage for Space Stations</text:p>
            <text:p text:style-name="P1"/>
            <text:p text:style-name="P1">Members:</text:p>
            <text:p text:style-name="P1">Ashwini Tokekar</text:p>
            <text:p text:style-name="P1">Deepak Kathyat</text:p>
            <text:p text:style-name="P1">MS Soumya</text:p>
            <text:p text:style-name="P1">Guruprasad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blem Statemen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task is to develop a parking garage for space stations. The garage is expected to accomodate around 100 vehicles.</text:p>
              </text:list-item>
              <text:list-item>
                <text:p>Initially there will be 3 airlocks for vehicles to move from pressurized space to <text:s/>airless space.The drivers have a hologram stamping or daily permit for parking.</text:p>
              </text:list-item>
              <text:list-item>
                <text:p>The system is expected to take care of the amount of time the vehicle is parked and provide services according to it.The drivers must be able to pay amount at a gate via multiple modes.The system must track the payments and must provide the reports for same.</text:p>
              </text:list-item>
              <text:list-item>
                <text:p>There must be a console subsystem which computes empty spaces,displays if an airlock is full or so on. </text:p>
              </text:list-item>
              <text:list-item>
                <text:p>The system must be reliable and crash fre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atterns Identifi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identified the following design patterns according to the given problem statement. </text:p>
                <text:list>
                  <text:list-item>
                    <text:p>State Pattern</text:p>
                  </text:list-item>
                  <text:list-item>
                    <text:p>Template Pattern</text:p>
                  </text:list-item>
                  <text:list-item>
                    <text:p>Facade</text:p>
                  </text:list-item>
                  <text:list-item>
                    <text:p>Mediator</text:p>
                  </text:list-item>
                  <text:list-item>
                    <text:p>Abstract</text:p>
                  </text:list-item>
                  <text:list-item>
                    <text:p>Chain of Responsibi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te Patter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is pattern is used when an object alters its behavior when its internal state chang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mplate Patter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pattern is used when we can define the skeleton of an algorithm in an operation, deferring some steps to subclass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acade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acade is used when you have to provide an unified interface to a set of interfaces in a subsystem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ediat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ediator is used when we want to ensure loose coupling by keeping objects from referring to each other explicitly, and want to vary interaction of objects indepentdently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hain of Responsibilt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pattern is applied when we want to avoid coupling the sender of a request to its receiver by giving more than one object a chance to handle the request. Chain the receiving objects and pass the request along the chain until an object handles i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2">
        <draw:frame presentation:style-name="pr7" draw:text-style-name="P3" draw:layer="layout" svg:width="20cm" svg:height="9.274cm" svg:x="3.8cm" svg:y="6.526cm" presentation:class="sub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i </meta:initial-creator>
    <meta:creation-date>2016-03-28T13:21:55.742935064</meta:creation-date>
    <dc:date>2016-03-29T09:20:55.735097601</dc:date>
    <dc:creator>Ashwini </dc:creator>
    <meta:editing-duration>PT49M5S</meta:editing-duration>
    <meta:editing-cycles>11</meta:editing-cycles>
    <meta:generator>LibreOffice/5.0.3.2$Linux_X86_64 LibreOffice_project/00m0$Build-2</meta:generator>
    <meta:document-statistic meta:object-count="68"/>
  </office:meta>
</office:document-meta>
</file>